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tps://www.hackerrank.com/challenges/picking-numbers/problem</text:p>
      <text:p text:style-name="P2"/>
      <text:p text:style-name="P2">Given an array of integers, find the longest subarray where the absolute difference between any two elements is less than or equal to <text:bookmark text:name="MathJax-Element-1-Frame"/></text:p>
      <text:p text:style-name="Text_20_body">. </text:p>
      <text:p text:style-name="Text_20_body"><text:span text:style-name="Strong_20_Emphasis">Example</text:span> </text:p>
      <text:p text:style-name="Text_20_body"><text:bookmark text:name="MathJax-Element-2-Frame"/>There are two subarrays meeting the criterion: <text:bookmark text:name="MathJax-Element-3-Frame"/>and <text:bookmark text:name="MathJax-Element-4-Frame"/>. The maximum length subarray has <text:bookmark text:name="MathJax-Element-5-Frame"/></text:p>
      <text:p text:style-name="Text_20_body">elements.</text:p>
      <text:p text:style-name="Text_20_body"><text:span text:style-name="Strong_20_Emphasis">Function Description</text:span> </text:p>
      <text:p text:style-name="Text_20_body">Complete the <text:span text:style-name="Emphasis">pickingNumbers</text:span> function in the editor below. </text:p>
      <text:p text:style-name="Text_20_body">pickingNumbers has the following parameter(s): </text:p>
      <text:list text:style-name="L1">
        <text:list-item>
          <text:p text:style-name="P4"><text:span text:style-name="Emphasis">int a[n]:</text:span> an array of integers </text:p>
        </text:list-item>
      </text:list>
      <text:p text:style-name="Text_20_body"><text:span text:style-name="Strong_20_Emphasis">Returns</text:span> </text:p>
      <text:list text:style-name="L2">
        <text:list-item>
          <text:p text:style-name="P5"><text:span text:style-name="Emphasis">int:</text:span> the length of the longest subarray that meets the criterion </text:p>
        </text:list-item>
      </text:list>
      <text:p text:style-name="Text_20_body"><text:span text:style-name="Strong_20_Emphasis">Input Format</text:span></text:p>
      <text:p text:style-name="Text_20_body">The first line contains a single integer <text:bookmark text:name="MathJax-Element-1-Frame Copia 1"/></text:p>
      <text:p text:style-name="Text_20_body">, the size of the array <text:bookmark text:name="MathJax-Element-2-Frame Copia 1"/>. <text:line-break/>The second line contains <text:bookmark text:name="MathJax-Element-3-Frame Copia 1"/>space-separated integers, each an <text:bookmark text:name="MathJax-Element-4-Frame Copia 1"/><text:bookmark text:name="MathJax-Element-4-Frame Copia 2"/><text:bookmark text:name="MathJax-Element-4-Frame Copia 3"/><text:bookmark text:name="MathJax-Element-4-Frame Copia 4"/></text:p>
      <text:p text:style-name="Text_20_body">.</text:p>
      <text:p text:style-name="Text_20_body"><text:span text:style-name="Strong_20_Emphasis">Constraints</text:span></text:p>
      <text:list text:style-name="L3">
        <text:list-item>
          <text:p text:style-name="P6"><text:bookmark text:name="MathJax-Element-1-Frame Copia 2"/></text:p>
        </text:list-item>
      </text:list>
      <text:p text:style-name="Text_20_body"><text:bookmark text:name="MathJax-Element-2-Frame Copia 2"/><text:bookmark text:name="MathJax-Element-2-Frame Copia 3"/><text:bookmark text:name="MathJax-Element-2-Frame Copia 4"/><text:bookmark text:name="MathJax-Element-2-Frame Copia 5"/><text:bookmark text:name="MathJax-Element-2-Frame Copia 6"/><text:bookmark text:name="MathJax-Element-2-Frame Copia 7"/><text:bookmark text:name="MathJax-Element-2-Frame Copia 8"/><text:bookmark text:name="MathJax-Element-1-Frame Copia 3"/><text:bookmark text:name="MathJax-Element-1-Frame Copia 4"/><text:bookmark text:name="MathJax-Element-1-Frame Copia 5"/>The answer will be <text:bookmark text:name="MathJax-Element-3-Frame Copia 2"/><text:bookmark text:name="MathJax-Element-3-Frame Copia 3"/></text:p>
      <text:list text:style-name="L4">
        <text:list-item>
          <text:p text:style-name="P7">. </text:p>
        </text:list-item>
      </text:list>
      <text:p text:style-name="Text_20_body"><text:span text:style-name="Strong_20_Emphasis">Sample Input 0</text:span></text:p>
      <text:p text:style-name="Preformatted_20_Text">6</text:p>
      <text:p text:style-name="P1">4 6 5 3 3 1</text:p>
      <text:p text:style-name="Text_20_body"><text:span text:style-name="Strong_20_Emphasis">Sample Output 0</text:span></text:p>
      <text:p text:style-name="P1">3</text:p>
      <text:p text:style-name="Text_20_body"><text:span text:style-name="Strong_20_Emphasis">Explanation 0</text:span></text:p>
      <text:p text:style-name="Text_20_body">We choose the following multiset of integers from the array: <text:bookmark text:name="MathJax-Element-1-Frame Copia 6"/></text:p>
      <text:p text:style-name="Text_20_body"><text:bookmark text:name="MathJax-Element-1-Frame Copia 7"/><text:bookmark text:name="MathJax-Element-1-Frame Copia 8"/><text:bookmark text:name="MathJax-Element-1-Frame Copia 9"/><text:bookmark text:name="MathJax-Element-1-Frame Copia 10"/><text:bookmark text:name="MathJax-Element-1-Frame Copia 11"/><text:bookmark text:name="MathJax-Element-1-Frame Copia 12"/>. Each pair in the multiset has an absolute difference <text:bookmark text:name="MathJax-Element-2-Frame Copia 9"/><text:bookmark text:name="MathJax-Element-2-Frame Copia 10"/>(i.e., <text:bookmark text:name="MathJax-Element-3-Frame Copia 4"/><text:bookmark text:name="MathJax-Element-3-Frame Copia 5"/><text:bookmark text:name="MathJax-Element-3-Frame Copia 6"/><text:bookmark text:name="MathJax-Element-3-Frame Copia 7"/><text:bookmark text:name="MathJax-Element-3-Frame Copia 8"/><text:bookmark text:name="MathJax-Element-3-Frame Copia 9"/><text:bookmark text:name="MathJax-Element-3-Frame Copia 10"/>and <text:bookmark text:name="MathJax-Element-4-Frame Copia 5"/><text:bookmark text:name="MathJax-Element-4-Frame Copia 6"/><text:bookmark text:name="MathJax-Element-4-Frame Copia 7"/><text:bookmark text:name="MathJax-Element-4-Frame Copia 8"/><text:bookmark text:name="MathJax-Element-4-Frame Copia 9"/><text:bookmark text:name="MathJax-Element-4-Frame Copia 10"/><text:bookmark text:name="MathJax-Element-4-Frame Copia 11"/>), so we print the number of chosen integers, <text:bookmark text:name="MathJax-Element-5-Frame Copia 1"/></text:p>
      <text:p text:style-name="Text_20_body"><text:soft-page-break/>, as our answer.</text:p>
      <text:p text:style-name="Text_20_body"><text:span text:style-name="Strong_20_Emphasis">Sample Input 1</text:span></text:p>
      <text:p text:style-name="Preformatted_20_Text">6</text:p>
      <text:p text:style-name="P1">1 2 2 3 1 2</text:p>
      <text:p text:style-name="Text_20_body"><text:span text:style-name="Strong_20_Emphasis">Sample Output 1</text:span></text:p>
      <text:p text:style-name="P1">5</text:p>
      <text:p text:style-name="Text_20_body"><text:span text:style-name="Strong_20_Emphasis">Explanation 1</text:span></text:p>
      <text:p text:style-name="Text_20_body">We choose the following multiset of integers from the array: <text:bookmark text:name="MathJax-Element-1-Frame Copia 13"/></text:p>
      <text:p text:style-name="Text_20_body"><text:bookmark text:name="MathJax-Element-1-Frame Copia 22"/><text:bookmark text:name="MathJax-Element-1-Frame Copia 21"/><text:bookmark text:name="MathJax-Element-1-Frame Copia 20"/><text:bookmark text:name="MathJax-Element-1-Frame Copia 19"/><text:bookmark text:name="MathJax-Element-1-Frame Copia 18"/><text:bookmark text:name="MathJax-Element-1-Frame Copia 17"/><text:bookmark text:name="MathJax-Element-1-Frame Copia 16"/><text:bookmark text:name="MathJax-Element-1-Frame Copia 15"/><text:bookmark text:name="MathJax-Element-1-Frame Copia 14"/><text:bookmark text:name="MathJax-Element-1-Frame Copia 23"/>. Each pair in the multiset has an absolute difference <text:bookmark text:name="MathJax-Element-2-Frame Copia 12"/><text:bookmark text:name="MathJax-Element-2-Frame Copia 11"/>(i.e., <text:bookmark text:name="MathJax-Element-3-Frame Copia 17"/><text:bookmark text:name="MathJax-Element-3-Frame Copia 16"/><text:bookmark text:name="MathJax-Element-3-Frame Copia 15"/><text:bookmark text:name="MathJax-Element-3-Frame Copia 14"/><text:bookmark text:name="MathJax-Element-3-Frame Copia 13"/><text:bookmark text:name="MathJax-Element-3-Frame Copia 12"/><text:bookmark text:name="MathJax-Element-3-Frame Copia 11"/>, <text:bookmark text:name="MathJax-Element-4-Frame Copia 18"/><text:bookmark text:name="MathJax-Element-4-Frame Copia 17"/><text:bookmark text:name="MathJax-Element-4-Frame Copia 16"/><text:bookmark text:name="MathJax-Element-4-Frame Copia 15"/><text:bookmark text:name="MathJax-Element-4-Frame Copia 14"/><text:bookmark text:name="MathJax-Element-4-Frame Copia 13"/><text:bookmark text:name="MathJax-Element-4-Frame Copia 12"/>, and <text:bookmark text:name="MathJax-Element-5-Frame Copia 2"/><text:bookmark text:name="MathJax-Element-5-Frame Copia 3"/><text:bookmark text:name="MathJax-Element-5-Frame Copia 4"/><text:bookmark text:name="MathJax-Element-5-Frame Copia 5"/><text:bookmark text:name="MathJax-Element-5-Frame Copia 6"/><text:bookmark text:name="MathJax-Element-5-Frame Copia 7"/><text:bookmark text:name="MathJax-Element-5-Frame Copia 8"/>), so we print the number of chosen integers, <text:bookmark text:name="MathJax-Element-6-Frame"/>, as our answer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1:29:21.238000000</meta:creation-date>
    <dc:date>2023-08-14T12:15:07.537000000</dc:date>
    <meta:editing-duration>PT27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7" meta:word-count="213" meta:character-count="1198" meta:non-whitespace-character-count="1006"/>
  </office:meta>
</office:document-meta>
</file>